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1.778cm"/>
    </style:style>
    <style:style style:name="co4" style:family="table-column">
      <style:table-column-properties fo:break-before="auto" style:column-width="5.881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12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3" style:family="table-cell" style:parent-style-name="Default" style:data-style-name="N112">
      <style:text-properties style:font-name="Consolas" fo:font-size="12pt" style:font-name-asian="Consolas" style:font-size-asian="12pt" style:font-size-complex="12pt"/>
    </style:style>
    <style:style style:name="ce4" style:family="table-cell" style:parent-style-name="Default">
      <style:table-cell-properties fo:border-bottom="0.74pt solid #000000" fo:background-color="#dddddd" fo:border-left="none" fo:border-right="none" fo:border-top="0.74pt solid #000000"/>
      <style:text-properties style:font-name="Consolas" fo:font-size="12pt" style:font-name-asian="Consolas" style:font-size-asian="12pt" style:font-size-complex="12pt"/>
    </style:style>
    <style:style style:name="ce5" style:family="table-cell" style:parent-style-name="Default">
      <style:text-properties style:font-name="Consolas" fo:font-size="12pt" style:font-name-asian="Consolas" style:font-size-asian="12pt" style:font-size-complex="12pt"/>
    </style:style>
    <style:style style:name="ce6" style:family="table-cell" style:parent-style-name="Default" style:data-style-name="N52">
      <style:table-cell-properties fo:wrap-option="wrap"/>
      <style:text-properties style:use-window-font-color="true" style:text-outline="false" style:text-line-through-style="none" style:text-line-through-type="none" style:font-name="Consola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ja" style:country-asian="JP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fo:background-color="#dddddd" fo:border-left="none" fo:border-right="0.74pt solid #000000" fo:border-top="0.74pt solid #000000"/>
      <style:text-properties style:font-name="Consolas" fo:font-size="12pt" style:font-name-asian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0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VB.NET概要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フォーム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オブジェクト指向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VB.NETプログラミング基礎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プロシージャ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制御構文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string" calcext:value-type="string">
            <text:p>配列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エラーハンドリング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クラス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string" calcext:value-type="string">
            <text:p>クラスの応用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コレクション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ファイル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2" office:value-type="string" calcext:value-type="string">
            <text:p>subject_page</text:p>
          </table:table-cell>
          <table:table-cell table:style-name="ce4" office:value-type="string" calcext:value-type="string">
            <text:p>page_name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gdt</text:p>
          </table:table-cell>
          <table:table-cell table:style-name="ce7" office:value-type="string" calcext:value-type="string">
            <text:p>updt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0</text:p>
          </table:table-cell>
          <table:table-cell office:value-type="string" calcext:value-type="string">
            <text:p>オブジェクト指向(復習)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01</text:p>
          </table:table-cell>
          <table:table-cell office:value-type="string" calcext:value-type="string">
            <text:p>変数とデータ型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date" office:date-value="2022-06-20T23:17:24" calcext:value-type="date">
            <text:p>2022-06-20 23:17:2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string" calcext:value-type="string">
            <text:p>列挙型とオブジェクト型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0T23:17:24" calcext:value-type="date">
            <text:p>2022-06-20 23:17:24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string" calcext:value-type="string">
            <text:p>演算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string" calcext:value-type="string">
            <text:p>日付と時刻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1T23:17:24" calcext:value-type="date">
            <text:p>2022-06-21 23:17:24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string" calcext:value-type="string">
            <text:p>配列とコレクション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2T23:17:24" calcext:value-type="date">
            <text:p>2022-06-22 23:17:24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string" calcext:value-type="string">
            <text:p>文字列処理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3T23:17:24" calcext:value-type="date">
            <text:p>2022-06-23 23:17:24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07</text:p>
          </table:table-cell>
          <table:table-cell office:value-type="string" calcext:value-type="string">
            <text:p>エラーハンドリング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4T23:17:24" calcext:value-type="date">
            <text:p>2022-06-24 23:17:24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string" calcext:value-type="string">
            <text:p>ファイル操作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string" calcext:value-type="string">
            <text:p>データベース処理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ネットワーク処理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2-06-25T23:17:24" calcext:value-type="date">
            <text:p>2022-06-25 23:17:24</text:p>
          </table:table-cell>
          <table:table-cell table:style-name="ce6" office:value-type="date" office:date-value="2022-06-26T23:17:24" calcext:value-type="date">
            <text:p>2022-06-26 23:17:24</text:p>
          </table:table-cell>
          <table:table-cell table:number-columns-repeated="101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6T18:01:23.141000000</meta:creation-date>
    <dc:date>2022-09-05T22:03:55.537000000</dc:date>
    <meta:editing-duration>PT2H9M34S</meta:editing-duration>
    <meta:editing-cycles>13</meta:editing-cycles>
    <meta:generator>LibreOffice/7.2.3.2$Windows_X86_64 LibreOffice_project/d166454616c1632304285822f9c83ce2e660fd92</meta:generator>
    <meta:document-statistic meta:table-count="2" meta:cell-count="125" meta:object-count="0"/>
  </office:meta>
</office:document-meta>
</file>